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 fo:font-size="15pt" fo:font-weight="normal" officeooo:rsid="0012cb86" officeooo:paragraph-rsid="0012cb86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" style:family="paragraph" style:parent-style-name="Standard">
      <style:text-properties style:text-position="0% 100%" style:font-name="Liberation Serif1" fo:font-size="15pt" fo:font-weight="normal" officeooo:rsid="00141977" officeooo:paragraph-rsid="00141977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" style:family="paragraph" style:parent-style-name="Standard">
      <style:text-properties style:text-position="0% 100%" style:font-name="Liberation Serif1" fo:font-size="15pt" fo:font-weight="normal" officeooo:rsid="00146dc1" officeooo:paragraph-rsid="00146dc1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" style:family="paragraph" style:parent-style-name="Standard">
      <style:text-properties style:text-position="0% 100%" style:font-name="Liberation Serif1" fo:font-size="15pt" fo:font-weight="normal" officeooo:rsid="00151bbb" officeooo:paragraph-rsid="00151bbb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5" style:family="paragraph" style:parent-style-name="Standard">
      <style:text-properties style:text-position="0% 100%" style:font-name="Liberation Serif1" fo:font-size="15pt" fo:font-weight="normal" officeooo:rsid="0015eed3" officeooo:paragraph-rsid="0015eed3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6" style:family="paragraph" style:parent-style-name="Standard">
      <style:text-properties style:text-position="0% 100%" style:font-name="Liberation Serif1" fo:font-size="15pt" fo:font-weight="normal" officeooo:rsid="0016e174" officeooo:paragraph-rsid="0016e174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7" style:family="paragraph" style:parent-style-name="Standard">
      <style:text-properties style:text-position="0% 100%" style:font-name="Liberation Serif1" fo:font-size="15pt" fo:font-weight="normal" officeooo:rsid="00176ff4" officeooo:paragraph-rsid="00176ff4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8" style:family="paragraph" style:parent-style-name="Standard">
      <style:text-properties style:text-position="0% 100%" style:font-name="Liberation Serif1" fo:font-size="15pt" fo:font-weight="normal" officeooo:rsid="00176ff4" officeooo:paragraph-rsid="00183351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9" style:family="paragraph" style:parent-style-name="Standard">
      <style:text-properties style:text-position="0% 100%" style:font-name="Liberation Serif1" fo:font-size="15pt" fo:font-weight="normal" officeooo:rsid="001aa255" officeooo:paragraph-rsid="001aa255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0" style:family="paragraph" style:parent-style-name="Standard">
      <style:text-properties style:text-position="0% 100%" style:font-name="Liberation Serif1" fo:font-size="15pt" fo:font-weight="normal" officeooo:rsid="001b4163" officeooo:paragraph-rsid="001b4163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1" style:family="paragraph" style:parent-style-name="Standard">
      <style:text-properties style:text-position="0% 100%" style:font-name="Liberation Serif1" fo:font-size="15pt" fo:font-weight="normal" officeooo:rsid="001d8ef2" officeooo:paragraph-rsid="001d8ef2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2" style:family="paragraph" style:parent-style-name="Standard">
      <style:text-properties style:text-position="0% 100%" style:font-name="Liberation Serif1" fo:font-size="15pt" fo:font-weight="normal" officeooo:rsid="001d96fb" officeooo:paragraph-rsid="001d96fb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3" style:family="paragraph" style:parent-style-name="Standard">
      <style:text-properties style:text-position="0% 100%" style:font-name="Liberation Serif1" fo:font-size="15pt" fo:font-weight="normal" officeooo:rsid="001e37c4" officeooo:paragraph-rsid="001e37c4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4" style:family="paragraph" style:parent-style-name="Standard">
      <style:text-properties style:text-position="0% 100%" style:font-name="Liberation Serif1" fo:font-size="15pt" fo:font-weight="normal" officeooo:rsid="001f810b" officeooo:paragraph-rsid="001f810b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5" style:family="paragraph" style:parent-style-name="Standard">
      <style:text-properties style:text-position="0% 100%" style:font-name="Liberation Serif1" fo:font-size="15pt" fo:font-weight="normal" officeooo:rsid="002054b2" officeooo:paragraph-rsid="002054b2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6" style:family="paragraph" style:parent-style-name="Standard">
      <style:text-properties style:text-position="0% 100%" style:font-name="Liberation Serif1" fo:font-size="15pt" fo:font-weight="normal" officeooo:rsid="0022bbe2" officeooo:paragraph-rsid="0022bbe2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7" style:family="paragraph" style:parent-style-name="Standard">
      <style:text-properties style:text-position="0% 100%" style:font-name="Liberation Serif1" fo:font-size="15pt" fo:font-weight="normal" officeooo:rsid="00260254" officeooo:paragraph-rsid="00260254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8" style:family="paragraph" style:parent-style-name="Standard">
      <style:text-properties style:text-position="0% 100%" style:font-name="Liberation Serif1" fo:font-size="15pt" fo:font-weight="normal" officeooo:rsid="00262277" officeooo:paragraph-rsid="00262277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19" style:family="paragraph" style:parent-style-name="Standard">
      <style:text-properties style:text-position="0% 100%" style:font-name="Liberation Serif1" fo:font-size="15pt" fo:font-weight="normal" officeooo:rsid="00266c33" officeooo:paragraph-rsid="00266c33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0" style:family="paragraph" style:parent-style-name="Standard">
      <style:text-properties style:text-position="0% 100%" style:font-name="Liberation Serif1" fo:font-size="15pt" fo:font-weight="normal" officeooo:rsid="0026e034" officeooo:paragraph-rsid="0026e034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1" style:family="paragraph" style:parent-style-name="Standard">
      <style:text-properties style:text-position="0% 100%" style:font-name="Liberation Serif1" fo:font-size="15pt" fo:font-weight="normal" officeooo:rsid="00271749" officeooo:paragraph-rsid="00271749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2" style:family="paragraph" style:parent-style-name="Standard">
      <style:text-properties style:text-position="0% 100%" style:font-name="Liberation Serif1" fo:font-size="15pt" fo:font-weight="normal" officeooo:rsid="00291034" officeooo:paragraph-rsid="00291034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3" style:family="paragraph" style:parent-style-name="Standard">
      <style:text-properties style:text-position="0% 100%" style:font-name="Liberation Serif1" fo:font-size="15pt" fo:font-weight="normal" officeooo:rsid="002932b6" officeooo:paragraph-rsid="002932b6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4" style:family="paragraph" style:parent-style-name="Standard">
      <style:text-properties style:text-position="0% 100%" style:font-name="Liberation Serif1" fo:font-size="15pt" fo:font-weight="normal" officeooo:rsid="002cbf7b" officeooo:paragraph-rsid="002cbf7b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5" style:family="paragraph" style:parent-style-name="Standard">
      <style:text-properties style:text-position="0% 100%" style:font-name="Liberation Serif1" fo:font-size="15pt" fo:font-weight="normal" officeooo:rsid="002cbf7b" officeooo:paragraph-rsid="002e0f13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6" style:family="paragraph" style:parent-style-name="Standard">
      <style:text-properties style:text-position="0% 100%" style:font-name="Liberation Serif1" fo:font-size="15pt" fo:font-weight="normal" officeooo:rsid="002fc8d8" officeooo:paragraph-rsid="002fc8d8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7" style:family="paragraph" style:parent-style-name="Standard">
      <style:text-properties style:text-position="0% 100%" style:font-name="Liberation Serif1" fo:font-size="15pt" fo:font-weight="normal" officeooo:rsid="002ff5f7" officeooo:paragraph-rsid="002ff5f7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8" style:family="paragraph" style:parent-style-name="Standard">
      <style:text-properties style:text-position="0% 100%" style:font-name="Liberation Serif1" fo:font-size="15pt" fo:font-weight="normal" officeooo:rsid="0030b4cd" officeooo:paragraph-rsid="0030b4cd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29" style:family="paragraph" style:parent-style-name="Standard">
      <style:text-properties style:text-position="0% 100%" style:font-name="Liberation Serif1" fo:font-size="15pt" fo:font-weight="normal" officeooo:rsid="003207df" officeooo:paragraph-rsid="003207df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0" style:family="paragraph" style:parent-style-name="Standard">
      <style:text-properties style:text-position="0% 100%" style:font-name="Liberation Serif1" fo:font-size="15pt" fo:font-weight="normal" officeooo:rsid="0021dc86" officeooo:paragraph-rsid="003207df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1" style:family="paragraph" style:parent-style-name="Standard">
      <style:text-properties style:text-position="0% 100%" style:font-name="Liberation Serif1" fo:font-size="15pt" fo:font-weight="normal" officeooo:rsid="0032e98a" officeooo:paragraph-rsid="0032e98a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2" style:family="paragraph" style:parent-style-name="Standard">
      <style:text-properties style:text-position="0% 100%" style:font-name="Liberation Serif1" fo:font-size="15pt" fo:font-weight="normal" officeooo:rsid="0033756c" officeooo:paragraph-rsid="0033756c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3" style:family="paragraph" style:parent-style-name="Standard">
      <style:text-properties style:text-position="0% 100%" style:font-name="Liberation Serif1" fo:font-size="15pt" fo:font-weight="normal" officeooo:rsid="003712ad" officeooo:paragraph-rsid="003712ad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4" style:family="paragraph" style:parent-style-name="Standard">
      <style:text-properties style:text-position="0% 100%" style:font-name="Liberation Serif1" fo:font-size="15pt" fo:font-weight="normal" officeooo:rsid="003896eb" officeooo:paragraph-rsid="003896eb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5" style:family="paragraph" style:parent-style-name="Standard">
      <style:text-properties style:text-position="0% 100%" style:font-name="Liberation Serif1" fo:font-size="15pt" fo:font-weight="normal" officeooo:rsid="003af92b" officeooo:paragraph-rsid="003af92b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6" style:family="paragraph" style:parent-style-name="Standard">
      <style:text-properties style:text-position="0% 100%" style:font-name="Liberation Serif1" fo:font-size="15pt" fo:font-weight="normal" officeooo:rsid="003bca29" officeooo:paragraph-rsid="003bca29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7" style:family="paragraph" style:parent-style-name="Standard">
      <style:text-properties style:text-position="0% 100%" style:font-name="Liberation Serif1" fo:font-size="15pt" fo:font-weight="normal" officeooo:rsid="00411f79" officeooo:paragraph-rsid="00411f79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8" style:family="paragraph" style:parent-style-name="Standard">
      <style:text-properties style:text-position="0% 100%" style:font-name="Liberation Serif1" fo:font-size="15pt" fo:font-weight="normal" officeooo:rsid="00411f79" officeooo:paragraph-rsid="0046fbfb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39" style:family="paragraph" style:parent-style-name="Standard">
      <style:text-properties style:text-position="0% 100%" style:font-name="Liberation Serif1" fo:font-size="15pt" fo:font-weight="normal" officeooo:rsid="0041c412" officeooo:paragraph-rsid="004260f4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0" style:family="paragraph" style:parent-style-name="Standard">
      <style:text-properties style:text-position="0% 100%" style:font-name="Liberation Serif1" fo:font-size="15pt" fo:font-weight="normal" officeooo:rsid="00450f8a" officeooo:paragraph-rsid="00450f8a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1" style:family="paragraph" style:parent-style-name="Standard">
      <style:text-properties style:text-position="0% 100%" style:font-name="Liberation Serif1" fo:font-size="15pt" fo:font-weight="normal" officeooo:rsid="0046fbfb" officeooo:paragraph-rsid="0046fbfb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2" style:family="paragraph" style:parent-style-name="Standard">
      <style:text-properties style:text-position="0% 100%" style:font-name="Liberation Serif1" fo:font-size="15pt" fo:font-weight="normal" officeooo:rsid="0046fbfb" officeooo:paragraph-rsid="00475e45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3" style:family="paragraph" style:parent-style-name="Standard">
      <style:text-properties style:text-position="0% 100%" style:font-name="Liberation Serif1" fo:font-size="15pt" fo:font-weight="normal" officeooo:rsid="0048d263" officeooo:paragraph-rsid="0048d263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4" style:family="paragraph" style:parent-style-name="Standard">
      <style:text-properties style:text-position="0% 100%" style:font-name="Liberation Serif1" fo:font-size="15pt" fo:font-weight="normal" officeooo:rsid="004d5d81" officeooo:paragraph-rsid="004d5d81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5" style:family="paragraph" style:parent-style-name="Standard">
      <style:text-properties style:text-position="0% 100%" style:font-name="Liberation Serif1" fo:font-size="15pt" fo:font-weight="normal" officeooo:rsid="004eb5a6" officeooo:paragraph-rsid="004eb5a6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6" style:family="paragraph" style:parent-style-name="Standard">
      <style:text-properties style:text-position="0% 100%" style:font-name="Liberation Serif1" fo:font-size="15pt" fo:font-weight="normal" officeooo:rsid="004eb5a6" officeooo:paragraph-rsid="00502982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7" style:family="paragraph" style:parent-style-name="Standard">
      <style:text-properties style:text-position="0% 100%" style:font-name="Liberation Serif1" fo:font-size="15pt" fo:font-weight="normal" officeooo:rsid="0050bc2d" officeooo:paragraph-rsid="0050bc2d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8" style:family="paragraph" style:parent-style-name="Standard">
      <style:text-properties style:text-position="0% 100%" style:font-name="Liberation Serif1" fo:font-size="15pt" fo:font-weight="normal" officeooo:rsid="0051baec" officeooo:paragraph-rsid="0051baec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49" style:family="paragraph" style:parent-style-name="Standard">
      <style:text-properties style:text-position="0% 100%" style:font-name="Liberation Serif1" fo:font-size="15pt" fo:font-weight="normal" officeooo:rsid="00523dc9" officeooo:paragraph-rsid="00523dc9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50" style:family="paragraph" style:parent-style-name="Standard">
      <style:text-properties style:text-position="0% 100%" style:font-name="Liberation Serif1" fo:font-size="15pt" fo:font-weight="normal" officeooo:rsid="00538323" officeooo:paragraph-rsid="00538323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51" style:family="paragraph" style:parent-style-name="Standard">
      <style:text-properties style:text-position="0% 100%" style:font-name="Liberation Serif1" fo:font-size="15pt" fo:font-weight="normal" officeooo:rsid="00562bb6" officeooo:paragraph-rsid="00562bb6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52" style:family="paragraph" style:parent-style-name="Standard">
      <style:text-properties style:text-position="0% 100%" style:font-name="Liberation Serif1" fo:font-size="15pt" fo:font-weight="normal" officeooo:rsid="00577a52" officeooo:paragraph-rsid="00577a52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P53" style:family="paragraph" style:parent-style-name="Standard">
      <style:text-properties style:text-position="0% 100%" style:font-name="Liberation Serif1" fo:font-size="15pt" fo:font-weight="bold" officeooo:rsid="003207df" officeooo:paragraph-rsid="003207df" style:font-name-asian="Liberation Serif1" style:font-size-asian="13.1000003814697pt" style:font-weight-asian="bold" style:font-name-complex="Liberation Serif1" style:font-size-complex="15pt" style:font-weight-complex="bold"/>
    </style:style>
    <style:style style:name="P54" style:family="paragraph" style:parent-style-name="Standard">
      <style:text-properties style:text-position="0% 100%" style:font-name="Liberation Serif1" fo:font-size="15pt" fo:font-weight="bold" officeooo:rsid="0019c90b" officeooo:paragraph-rsid="0019c90b" style:font-name-asian="Liberation Serif1" style:font-size-asian="13.1000003814697pt" style:font-weight-asian="bold" style:font-name-complex="Liberation Serif1" style:font-size-complex="15pt" style:font-weight-complex="bold"/>
    </style:style>
    <style:style style:name="P55" style:family="paragraph" style:parent-style-name="Standard">
      <style:text-properties style:text-position="0% 100%" style:font-name="Liberation Serif1" fo:font-size="15pt" fo:font-weight="bold" officeooo:rsid="00151bbb" officeooo:paragraph-rsid="00151bbb" style:font-name-asian="Liberation Serif1" style:font-size-asian="13.1000003814697pt" style:font-weight-asian="bold" style:font-name-complex="Liberation Serif1" style:font-size-complex="15pt" style:font-weight-complex="bold"/>
    </style:style>
    <style:style style:name="P56" style:family="paragraph" style:parent-style-name="Standard">
      <style:text-properties style:text-position="0% 100%" style:font-name="Liberation Serif1" fo:font-size="15pt" fo:font-weight="bold" officeooo:rsid="0026e034" officeooo:paragraph-rsid="0026e034" style:font-name-asian="Liberation Serif1" style:font-size-asian="13.1000003814697pt" style:font-weight-asian="bold" style:font-name-complex="Liberation Serif1" style:font-size-complex="15pt" style:font-weight-complex="bold"/>
    </style:style>
    <style:style style:name="P57" style:family="paragraph" style:parent-style-name="Standard">
      <style:text-properties style:text-position="0% 100%" style:font-name="Liberation Serif1" fo:font-size="15pt" fo:font-weight="bold" officeooo:rsid="0033756c" officeooo:paragraph-rsid="0033756c" style:font-name-asian="Liberation Serif1" style:font-size-asian="13.1000003814697pt" style:font-weight-asian="bold" style:font-name-complex="Liberation Serif1" style:font-size-complex="15pt" style:font-weight-complex="bold"/>
    </style:style>
    <style:style style:name="P58" style:family="paragraph" style:parent-style-name="Standard">
      <style:text-properties style:text-position="0% 100%" style:font-name="Liberation Serif1" fo:font-size="15pt" fo:font-weight="bold" officeooo:rsid="003712ad" officeooo:paragraph-rsid="003712ad" style:font-name-asian="Liberation Serif1" style:font-size-asian="13.1000003814697pt" style:font-weight-asian="bold" style:font-name-complex="Liberation Serif1" style:font-size-complex="15pt" style:font-weight-complex="bold"/>
    </style:style>
    <style:style style:name="P59" style:family="paragraph" style:parent-style-name="Standard">
      <style:text-properties style:text-position="0% 100%" style:font-name="Liberation Serif1" fo:font-size="15pt" fo:font-weight="bold" officeooo:rsid="004bccad" officeooo:paragraph-rsid="004bccad" style:font-name-asian="Liberation Serif1" style:font-size-asian="13.1000003814697pt" style:font-weight-asian="bold" style:font-name-complex="Liberation Serif1" style:font-size-complex="15pt" style:font-weight-complex="bold"/>
    </style:style>
    <style:style style:name="P60" style:family="paragraph" style:parent-style-name="Standard">
      <style:text-properties style:text-position="0% 100%" style:font-name="Liberation Serif1" fo:font-size="15pt" fo:font-weight="normal" officeooo:rsid="005868ad" officeooo:paragraph-rsid="005868ad" style:font-name-asian="Liberation Serif1" style:font-size-asian="13.1000003814697pt" style:font-weight-asian="normal" style:font-name-complex="Liberation Serif1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41977"/>
    </style:style>
    <style:style style:name="T3" style:family="text">
      <style:text-properties officeooo:rsid="00183351"/>
    </style:style>
    <style:style style:name="T4" style:family="text">
      <style:text-properties officeooo:rsid="001b4163"/>
    </style:style>
    <style:style style:name="T5" style:family="text">
      <style:text-properties style:font-name="Liberation Serif1"/>
    </style:style>
    <style:style style:name="T6" style:family="text">
      <style:text-properties officeooo:rsid="001f810b"/>
    </style:style>
    <style:style style:name="T7" style:family="text">
      <style:text-properties officeooo:rsid="00271749"/>
    </style:style>
    <style:style style:name="T8" style:family="text">
      <style:text-properties officeooo:rsid="002932b6"/>
    </style:style>
    <style:style style:name="T9" style:family="text">
      <style:text-properties officeooo:rsid="002aea01"/>
    </style:style>
    <style:style style:name="T10" style:family="text">
      <style:text-properties officeooo:rsid="002e0f13"/>
    </style:style>
    <style:style style:name="T11" style:family="text">
      <style:text-properties officeooo:rsid="002ff5f7"/>
    </style:style>
    <style:style style:name="T12" style:family="text">
      <style:text-properties officeooo:rsid="0030b4cd"/>
    </style:style>
    <style:style style:name="T13" style:family="text">
      <style:text-properties officeooo:rsid="003207d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02982" style:font-weight-asian="bold" style:font-weight-complex="bold"/>
    </style:style>
    <style:style style:name="T16" style:family="text">
      <style:text-properties officeooo:rsid="003896eb"/>
    </style:style>
    <style:style style:name="T17" style:family="text">
      <style:text-properties officeooo:rsid="003ce8c3"/>
    </style:style>
    <style:style style:name="T18" style:family="text">
      <style:text-properties officeooo:rsid="003d75c0"/>
    </style:style>
    <style:style style:name="T19" style:family="text">
      <style:text-properties officeooo:rsid="003f5195"/>
    </style:style>
    <style:style style:name="T20" style:family="text">
      <style:text-properties officeooo:rsid="004260f4"/>
    </style:style>
    <style:style style:name="T21" style:family="text">
      <style:text-properties officeooo:rsid="0046fbfb"/>
    </style:style>
    <style:style style:name="T22" style:family="text">
      <style:text-properties officeooo:rsid="00475e45"/>
    </style:style>
    <style:style style:name="T23" style:family="text">
      <style:text-properties officeooo:rsid="00502982"/>
    </style:style>
    <style:style style:name="T24" style:family="text">
      <style:text-properties officeooo:rsid="00523dc9"/>
    </style:style>
    <style:style style:name="T25" style:family="text">
      <style:text-properties officeooo:rsid="0052658d"/>
    </style:style>
    <style:style style:name="T26" style:family="text">
      <style:text-properties officeooo:rsid="00538323"/>
    </style:style>
    <style:style style:name="T27" style:family="text">
      <style:text-properties officeooo:rsid="00552c8f"/>
    </style:style>
    <style:style style:name="T28" style:family="text">
      <style:text-properties officeooo:rsid="005799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Basics:</text:p>
      <text:p text:style-name="P1"><text:span text:style-name="T24">&gt;&gt;</text:span>5+5<text:tab/><text:tab/>:<text:span text:style-name="T2">10</text:span></text:p>
      <text:p text:style-name="P1"><text:span text:style-name="T24">&gt;&gt;</text:span>6-2<text:tab/><text:tab/>:<text:span text:style-name="T2">4</text:span></text:p>
      <text:p text:style-name="P1"><text:span text:style-name="T24">&gt;&gt;</text:span>4*7<text:tab/><text:tab/>:<text:span text:style-name="T2">28</text:span></text:p>
      <text:p text:style-name="P1"><text:span text:style-name="T24">&gt;&gt;</text:span>9/7<text:tab/><text:tab/>:<text:span text:style-name="T2">1.2857</text:span></text:p>
      <text:p text:style-name="P1"><text:span text:style-name="T24">&gt;&gt;</text:span>mod (6,4)<text:tab/>:<text:span text:style-name="T2">2</text:span></text:p>
      <text:p text:style-name="P1"><text:span text:style-name="T24">&gt;&gt;</text:span>% <text:tab/><text:tab/>: <text:span text:style-name="T2">comment</text:span></text:p>
      <text:p text:style-name="P1"/>
      <text:p text:style-name="P53">logical:</text:p>
      <text:p text:style-name="P2"><text:span text:style-name="T24">&gt;&gt;</text:span>2==2 <text:tab/>:1<text:tab/><text:tab/><text:tab/>%True</text:p>
      <text:p text:style-name="P2"><text:span text:style-name="T24">&gt;&gt;</text:span>3==1<text:tab/>:0<text:tab/><text:tab/><text:tab/>%False</text:p>
      <text:p text:style-name="P2"><text:span text:style-name="T24">&gt;&gt;</text:span>3~=1<text:tab/>:1<text:tab/><text:tab/><text:tab/>%True as not equal</text:p>
      <text:p text:style-name="P2"><text:span text:style-name="T24">&gt;&gt;</text:span>1&amp;&amp;0<text:tab/>:0</text:p>
      <text:p text:style-name="P2"><text:span text:style-name="T24">&gt;&gt;</text:span>1||0<text:tab/>:1</text:p>
      <text:p text:style-name="P3"><text:span text:style-name="T24">&gt;&gt;</text:span>xor (1,0)<text:tab/>:1</text:p>
      <text:p text:style-name="P3"/>
      <text:p text:style-name="P55">variable:</text:p>
      <text:p text:style-name="P4"><text:span text:style-name="T24">&gt;&gt;</text:span>a=5</text:p>
      <text:p text:style-name="P49">a=5</text:p>
      <text:p text:style-name="P4"><text:span text:style-name="T24">&gt;&gt;</text:span>a=5;<text:tab/><text:tab/><text:tab/><text:tab/><text:tab/><text:tab/>:no output, supresses output</text:p>
      <text:p text:style-name="P4"><text:span text:style-name="T24">&gt;&gt;</text:span>b=”hi”;<text:tab/><text:tab/><text:tab/><text:tab/><text:tab/><text:tab/>:-''-</text:p>
      <text:p text:style-name="P5"><text:span text:style-name="T24">&gt;&gt;</text:span>disp(a)<text:tab/><text:tab/><text:tab/><text:tab/><text:tab/><text:tab/>:5</text:p>
      <text:p text:style-name="P6"><text:span text:style-name="T24">&gt;&gt;</text:span>disp(sprintf(“%0.2f”,3.1455))<text:tab/><text:tab/>:3.14</text:p>
      <text:p text:style-name="P7"><text:span text:style-name="T24">&gt;&gt;</text:span>format long<text:tab/><text:tab/><text:tab/><text:tab/><text:tab/><text:tab/>: <text:span text:style-name="T3">4 decimal places</text:span></text:p>
      <text:p text:style-name="P8"><text:span text:style-name="T24">&gt;&gt;</text:span>format short<text:tab/><text:tab/><text:tab/><text:tab/><text:tab/>: <text:span text:style-name="T3">14 decimal places</text:span><text:tab/></text:p>
      <text:p text:style-name="P8"/>
      <text:p text:style-name="P54">Matrices:</text:p>
      <text:p text:style-name="P9">&gt;&gt;a=[1 2 3]</text:p>
      <text:p text:style-name="P9">a=</text:p>
      <text:p text:style-name="P9"><text:tab/>1 <text:span text:style-name="T4">2 3</text:span></text:p>
      <text:p text:style-name="P10"/>
      <text:p text:style-name="P10">&gt;&gt;transpose(a) <text:span text:style-name="T19">or a'</text:span></text:p>
      <text:p text:style-name="P10">ans=</text:p>
      <text:p text:style-name="P10"><text:tab/>1</text:p>
      <text:p text:style-name="P10"><text:tab/>2</text:p>
      <text:p text:style-name="P10"><text:tab/>3</text:p>
      <text:p text:style-name="P43">&gt;&gt;pinv(a);<text:tab/><text:tab/><text:tab/><text:tab/><text:tab/><text:tab/>:inverse of a<text:tab/></text:p>
      <text:p text:style-name="P9">&gt;&gt;a=[ 1 2 ; 3 4 ; 5 6]</text:p>
      <text:p text:style-name="P9">a=</text:p>
      <text:p text:style-name="P9"><text:tab/>1 2</text:p>
      <text:p text:style-name="P9"><text:s text:c="2"/><text:tab/>3 4</text:p>
      <text:p text:style-name="P9"><text:tab/>5 6</text:p>
      <text:p text:style-name="P9"><text:soft-page-break/></text:p>
      <text:p text:style-name="P26">&gt;&gt;a(3,2)<text:tab/><text:tab/><text:tab/><text:tab/><text:tab/><text:tab/>:<text:span text:style-name="T11">3rd row 2nd column</text:span></text:p>
      <text:p text:style-name="P26">ans=6</text:p>
      <text:p text:style-name="P27">&gt;&gt;b=a(3,:);<text:tab/><text:tab/><text:tab/><text:tab/><text:tab/><text:tab/>:3rd row, <text:span text:style-name="T12">all columns</text:span></text:p>
      <text:p text:style-name="P28">&gt;&gt;b=a([1 3], :);<text:tab/><text:tab/><text:tab/><text:tab/><text:tab/>:1st and 3rd row, all columns</text:p>
      <text:p text:style-name="P28"/>
      <text:p text:style-name="P10">&gt;&gt;a= 5 : 1 :10<text:tab/><text:tab/><text:tab/>%start from 5, till 10,steps of 1 (both included)</text:p>
      <text:p text:style-name="P10">a=</text:p>
      <text:p text:style-name="P10"><text:tab/>5 6 7 8 9 10</text:p>
      <text:p text:style-name="P10"/>
      <text:p text:style-name="P53">appending column</text:p>
      <text:p text:style-name="P29">&gt;&gt;a=[1 2; 3 4; 5 6];</text:p>
      <text:p text:style-name="P29">&gt;&gt;a=[a,[7;8;9]];<text:tab/><text:tab/><text:tab/><text:tab/><text:tab/>: column 7 8 9 is appended to a</text:p>
      <text:p text:style-name="P11"/>
      <text:p text:style-name="P53">Standard matrices</text:p>
      <text:p text:style-name="P11">&gt;&gt;ones(3,4)</text:p>
      <text:p text:style-name="P11">ans=</text:p>
      <text:p text:style-name="P11"><text:tab/>1 1 1 1</text:p>
      <text:p text:style-name="P11"><text:tab/>1 1 1 1</text:p>
      <text:p text:style-name="P11"><text:tab/>1 1 1 1</text:p>
      <text:p text:style-name="P11"/>
      <text:p text:style-name="P11">&gt;&gt;2*ones(2,3)</text:p>
      <text:p text:style-name="P11">ans=</text:p>
      <text:p text:style-name="P11"><text:tab/>2 2 2</text:p>
      <text:p text:style-name="P11"><text:tab/>2 2 2</text:p>
      <text:p text:style-name="P11"/>
      <text:p text:style-name="P12">&gt;&gt;zeros(<text:span text:style-name="T24">3</text:span>,3)</text:p>
      <text:p text:style-name="P12">ans=</text:p>
      <text:p text:style-name="P12"><text:tab/>0 0 0</text:p>
      <text:p text:style-name="P12"><text:tab/>0 0 0</text:p>
      <text:p text:style-name="P12"><text:tab/>0 0 0</text:p>
      <text:p text:style-name="P30">&gt;&gt;a=eye(4);<text:tab/><text:tab/><text:tab/>:4x4 identity matrix</text:p>
      <text:p text:style-name="P13">&gt;&gt;rand(2,3)<text:tab/><text:tab/> <text:s text:c="8"/>% uniform distribution between 0 and 1</text:p>
      <text:p text:style-name="P13">ans=</text:p>
      <text:p text:style-name="P13"><text:tab/> <text:s/>0.10017 <text:s text:c="2"/>0.45845 <text:s text:c="2"/>0.29939</text:p>
      <text:p text:style-name="P13"><text:s text:c="12"/>0.49772 <text:s text:c="2"/>0.41800 <text:s text:c="2"/>0.96638</text:p>
      <text:p text:style-name="P13">&gt;&gt;a=rand<text:span text:style-name="T25">n</text:span>(2,3);<text:tab/><text:tab/><text:tab/>%gaussian random distrb<text:span text:style-name="T1">n</text:span>(mean=0,<text:span text:style-name="T5">σ</text:span>=1,v=1)</text:p>
      <text:p text:style-name="P31">&gt;&gt;a(:);<text:tab/><text:tab/><text:tab/><text:tab/>:put all elements of a in a single column vector</text:p>
      <text:p text:style-name="P31"/>
      <text:p text:style-name="P53">histogram:</text:p>
      <text:p text:style-name="P14">&gt;&gt;hist(a);<text:tab/><text:tab/><text:tab/><text:tab/>:<text:bookmark-start text:name="__DdeLink__7_705863302"/>displays histogram<text:bookmark-end text:name="__DdeLink__7_705863302"/></text:p>
      <text:p text:style-name="P15">&gt;&gt;hist(a,50);<text:tab/><text:tab/><text:tab/>:<text:span text:style-name="T6">displays histogram </text:span>with 50 buckets</text:p>
      <text:p text:style-name="P16"><text:soft-page-break/>&gt;&gt;<text:span text:style-name="T14">help</text:span> <text:span text:style-name="T13">hist;</text:span></text:p>
      <text:p text:style-name="P17">&gt;&gt;a=[1 2 ; 3 4 ; 5 6];</text:p>
      <text:p text:style-name="P17">&gt;&gt;<text:span text:style-name="T14">size</text:span> (a)</text:p>
      <text:p text:style-name="P17">ans=</text:p>
      <text:p text:style-name="P17"><text:tab/>3 2</text:p>
      <text:p text:style-name="P17">&gt;&gt;size(A,1)</text:p>
      <text:p text:style-name="P17">ans= no of rows in A</text:p>
      <text:p text:style-name="P17">&gt;&gt;size(A,2)</text:p>
      <text:p text:style-name="P17">ans= no of columns in A</text:p>
      <text:p text:style-name="P18">&gt;&gt;<text:span text:style-name="T14">length</text:span>(A)</text:p>
      <text:p text:style-name="P18">ans = length of longer dimension</text:p>
      <text:p text:style-name="P17"/>
      <text:p text:style-name="P19">terminal like commands</text:p>
      <text:p text:style-name="P19">&gt;&gt;who<text:tab/><text:tab/><text:tab/><text:tab/>:lists all variables in current scope</text:p>
      <text:p text:style-name="P22">&gt;&gt;whos<text:tab/><text:tab/><text:tab/><text:tab/>:detailed list-type,size,dimension</text:p>
      <text:p text:style-name="P19">&gt;&gt;clear<text:tab/><text:tab/><text:tab/><text:tab/>:clears <text:span text:style-name="T8">all </text:span>variables in current scope</text:p>
      <text:p text:style-name="P23">&gt;&gt;clear name<text:tab/><text:tab/><text:tab/>:removes name from the <text:span text:style-name="T9">current scope</text:span></text:p>
      <text:p text:style-name="P19">&gt;&gt;pwd<text:tab/><text:tab/><text:tab/><text:tab/>:current directory having the octave workspace</text:p>
      <text:p text:style-name="P19">&gt;&gt;ls<text:tab/><text:tab/><text:tab/><text:tab/><text:tab/>:lists all files/folders in pwd</text:p>
      <text:p text:style-name="P19">&gt;&gt;cd<text:tab/><text:tab/><text:tab/><text:tab/><text:tab/>:change directory</text:p>
      <text:p text:style-name="P60">&gt;&gt;exit/quit<text:tab/><text:tab/><text:tab/><text:tab/>:quit octave</text:p>
      <text:p text:style-name="P60"/>
      <text:p text:style-name="P56">load/store:</text:p>
      <text:p text:style-name="P20">&gt;&gt;load filename<text:tab/><text:tab/><text:tab/>:loads filename's data as variable filename</text:p>
      <text:p text:style-name="P20">&gt;&gt;load featuresX<text:tab/><text:tab/><text:tab/>:loads the file's data</text:p>
      <text:p text:style-name="P20">&gt;&gt;size(featuresX<text:span text:style-name="T7">)</text:span></text:p>
      <text:p text:style-name="P21">ans= 9 3</text:p>
      <text:p text:style-name="P24">&gt;&gt;save file v;<text:tab/><text:tab/> <text:s text:c="8"/>:saves v to file on disk <text:span text:style-name="T10">in binary format</text:span></text:p>
      <text:p text:style-name="P25">&gt;&gt;save file v -<text:span text:style-name="T10">ascii</text:span>;<text:tab/><text:tab/>:saves variable to file on disk <text:span text:style-name="T10">in readable format</text:span></text:p>
      <text:p text:style-name="P25"/>
      <text:p text:style-name="P57">Concatenate matrices:</text:p>
      <text:p text:style-name="P32">a=[1 2;3 4;5 6];</text:p>
      <text:p text:style-name="P32">b=[7 8;0 9;1 5];</text:p>
      <text:p text:style-name="P32"><text:bookmark-start text:name="__DdeLink__240_978243282"/>c=[a b];<text:tab/><text:tab/><text:tab/><text:tab/>:puts b to right of a and whole is c<text:bookmark-end text:name="__DdeLink__240_978243282"/></text:p>
      <text:p text:style-name="P32">c=[a ;b];<text:tab/><text:tab/><text:tab/><text:tab/>:puts b to bottom of a and whole is c</text:p>
      <text:p text:style-name="P32"/>
      <text:p text:style-name="P32"/>
      <text:p text:style-name="P58">Operations on matrices:</text:p>
      <text:p text:style-name="P33">&gt;&gt;a*b<text:tab/><text:tab/><text:tab/><text:tab/>: multiplies matrix a and b</text:p>
      <text:p text:style-name="P33">&gt;&gt;a.*b<text:tab/><text:tab/><text:tab/><text:tab/>: multiplies a and b element wise</text:p>
      <text:p text:style-name="P34">&gt;&gt;a^2<text:tab/><text:tab/><text:tab/><text:tab/>: multiply a by a</text:p>
      <text:p text:style-name="P34">&gt;&gt;a.^2<text:tab/><text:tab/><text:tab/><text:tab/>: element wise square of elements of a</text:p>
      <text:p text:style-name="P35"><text:soft-page-break/>&gt;&gt;log(a)<text:tab/><text:tab/><text:tab/><text:tab/>: <text:span text:style-name="T16">element wise </text:span>log</text:p>
      <text:p text:style-name="P35">&gt;&gt;exp(a)<text:tab/><text:tab/><text:tab/><text:tab/>: <text:span text:style-name="T16">element wise </text:span>exponential</text:p>
      <text:p text:style-name="P35">&gt;&gt;abs(a)<text:tab/><text:tab/><text:tab/><text:tab/>: <text:span text:style-name="T16">element wise </text:span>absolute value</text:p>
      <text:p text:style-name="P36">&gt;&gt;-a <text:s/><text:span text:style-name="T18">or -1*a</text:span><text:tab/><text:tab/><text:tab/>: <text:span text:style-name="T16">element wise </text:span>negati<text:span text:style-name="T17">ve sign</text:span></text:p>
      <text:p text:style-name="P38">&gt;&gt;max(a); <text:span text:style-name="T21">or max(a,[],1)</text:span>;<text:tab/>: vector of (max of each column)</text:p>
      <text:p text:style-name="P38">&gt;&gt;<text:span text:style-name="T21">max(a,[],2)</text:span>;<text:tab/><text:tab/><text:tab/>: vector of (max of each <text:span text:style-name="T21">row</text:span>)</text:p>
      <text:p text:style-name="P37">&gt;&gt;[b c]=max(a)<text:tab/><text:tab/><text:tab/>: %<text:span text:style-name="T20">same for min()</text:span></text:p>
      <text:p text:style-name="P37">b=max value</text:p>
      <text:p text:style-name="P37">c=index of max value</text:p>
      <text:p text:style-name="P39">&gt;&gt;b=a&lt;3;<text:tab/><text:tab/><text:tab/><text:tab/>: vector with 1 or 0 as each el. Is &lt;3 or not resp<text:span text:style-name="T20">ect.</text:span></text:p>
      <text:p text:style-name="P39"><text:span text:style-name="T20">&gt;&gt;find(a&lt;3)<text:tab/><text:tab/><text:tab/>: vector with index of elements &lt; 3</text:span><text:tab/><text:tab/><text:tab/><text:tab/></text:p>
      <text:p text:style-name="P40">&gt;&gt;a=magic(3);<text:tab/><text:tab/><text:tab/>: generate magic square</text:p>
      <text:p text:style-name="P41">&gt;&gt;sum(a) <text:span text:style-name="T22">or sum(a,1)</text:span>;<text:tab/><text:tab/>: adds all elements of <text:span text:style-name="T22">each column</text:span></text:p>
      <text:p text:style-name="P42">&gt;&gt;<text:span text:style-name="T22">sum(a,2)</text:span>;<text:tab/><text:tab/><text:tab/>: adds all elements of <text:span text:style-name="T22">each row</text:span></text:p>
      <text:p text:style-name="P41">&gt;&gt;prod(a);<text:tab/><text:tab/><text:tab/><text:tab/>: multiply all elements together</text:p>
      <text:p text:style-name="P41">&gt;&gt;floor(a);<text:tab/><text:tab/><text:tab/><text:tab/>: element wise floor</text:p>
      <text:p text:style-name="P41">&gt;&gt;ceil(a);<text:tab/><text:tab/><text:tab/><text:tab/>: element wise ceil </text:p>
      <text:p text:style-name="P41"/>
      <text:p text:style-name="P59">Plotting data:</text:p>
      <text:p text:style-name="P44">&gt;&gt;<text:span text:style-name="T14">plot</text:span>(a,b,'r')<text:tab/><text:tab/><text:tab/>:plot vector b(y-axis) vs a(x-axis) graph in red</text:p>
      <text:p text:style-name="P45">&gt;&gt;a=0:0.01:1;</text:p>
      <text:p text:style-name="P45">&gt;&gt;b=<text:span text:style-name="T14">sin</text:span>(2*<text:span text:style-name="T14">pi</text:span>*4*a);</text:p>
      <text:p text:style-name="P45">&gt;&gt;plot(<text:span text:style-name="T26">a,b,</text:span>,'g')<text:tab/><text:tab/><text:tab/>:plot in green the sine function</text:p>
      <text:p text:style-name="P45">&gt;&gt;b=<text:span text:style-name="T14">cos</text:span>(2*pi*4*a);</text:p>
      <text:p text:style-name="P45">&gt;&gt;plot(<text:span text:style-name="T26">a,b,</text:span>'g')<text:tab/><text:tab/><text:tab/>:plot in green the cos function</text:p>
      <text:p text:style-name="P46">&gt;&gt;b=<text:span text:style-name="T15">tan</text:span>(2*pi*a);</text:p>
      <text:p text:style-name="P46">&gt;&gt;plot(<text:span text:style-name="T26">a,b,</text:span>'g')<text:tab/><text:tab/><text:tab/>:plot in green the <text:span text:style-name="T23">tan</text:span> function</text:p>
      <text:p text:style-name="P47">&gt;&gt;xlabel(' <text:s/>')<text:tab/><text:tab/><text:tab/>:label for x-axis</text:p>
      <text:p text:style-name="P47">&gt;&gt;ylabel(' <text:s/>')<text:tab/><text:tab/><text:tab/>:label for y-axis</text:p>
      <text:p text:style-name="P47">&gt;&gt;title(' <text:s/>')<text:tab/><text:tab/><text:tab/><text:tab/>:title for graph</text:p>
      <text:p text:style-name="P48">&gt;&gt;hold on<text:tab/><text:tab/><text:tab/><text:tab/>:to draw multiple graphs on top of each other</text:p>
      <text:p text:style-name="P48">&gt;&gt;legend(''.. , ..'');<text:tab/><text:tab/>:to have an index for the different graphs</text:p>
      <text:p text:style-name="P48">&gt;&gt;print -dpng name.png<text:tab/>:save the graph as png</text:p>
      <text:p text:style-name="P50">&gt;&gt;close<text:tab/><text:tab/><text:tab/><text:tab/>:closes the <text:span text:style-name="T27">last </text:span>figure</text:p>
      <text:p text:style-name="P51">&gt;&gt;figure(1);plot()<text:tab/><text:tab/>:plot 1 and plot2,</text:p>
      <text:p text:style-name="P51">&gt;&gt;figure(2);plot()<text:tab/><text:tab/>:open simultaneously</text:p>
      <text:p text:style-name="P51">&gt;&gt;subplot(1,2,1)<text:tab/><text:tab/><text:tab/>:divide plot in 1 by 2 and access 1<text:span text:style-name="T1">st</text:span> element</text:p>
      <text:p text:style-name="P51">&gt;&gt;axis([0.5 1 -1 1])<text:tab/><text:tab/>:x-axis from 0.5 to 1, <text:s/>y-axis from -1 to 1 </text:p>
      <text:p text:style-name="P52">&gt;&gt;clf;<text:tab/><text:tab/><text:tab/><text:tab/>:clears a figure</text:p>
      <text:p text:style-name="P52">&gt;&gt;imagesc(magic(15)), colorbar, colormap gray</text:p>
      <text:p text:style-name="P52"><text:tab/><text:tab/><text:tab/><text:tab/><text:tab/>:<text:span text:style-name="T28">visualise <text:s/>matrix, comma chaining, all performed <text:tab/><text:tab/><text:tab/><text:tab/><text:tab/>one after the ot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42:40.006768303</meta:creation-date>
    <meta:generator>LibreOffice/5.0.5.2$Linux_X86_64 LibreOffice_project/00m0$Build-2</meta:generator>
    <dc:date>2016-06-16T23:03:34.098458447</dc:date>
    <meta:editing-duration>PT6H37M25S</meta:editing-duration>
    <meta:editing-cycles>71</meta:editing-cycles>
    <meta:document-statistic meta:table-count="0" meta:image-count="0" meta:object-count="0" meta:page-count="4" meta:paragraph-count="150" meta:word-count="682" meta:character-count="4089" meta:non-whitespace-character-count="3284"/>
  </office:meta>
</office:document-meta>
</file>